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fa32"/>
    </style:style>
    <style:style style:name="P2" style:family="paragraph" style:parent-style-name="Standard">
      <style:text-properties officeooo:rsid="000bfa32" officeooo:paragraph-rsid="000bfa32"/>
    </style:style>
    <style:style style:name="P3" style:family="paragraph" style:parent-style-name="Standard">
      <style:text-properties officeooo:rsid="000f1bf0" officeooo:paragraph-rsid="000f1bf0"/>
    </style:style>
    <style:style style:name="P4" style:family="paragraph" style:parent-style-name="Standard">
      <style:text-properties officeooo:rsid="001039ef" officeooo:paragraph-rsid="001039ef"/>
    </style:style>
    <style:style style:name="P5" style:family="paragraph" style:parent-style-name="Standard">
      <style:text-properties officeooo:rsid="00108404" officeooo:paragraph-rsid="00108404"/>
    </style:style>
    <style:style style:name="P6" style:family="paragraph" style:parent-style-name="Standard">
      <style:text-properties officeooo:rsid="00122580" officeooo:paragraph-rsid="00122580"/>
    </style:style>
    <style:style style:name="P7" style:family="paragraph" style:parent-style-name="Standard">
      <style:text-properties officeooo:rsid="00122580" officeooo:paragraph-rsid="00122580"/>
    </style:style>
    <style:style style:name="P8" style:family="paragraph" style:parent-style-name="Standard">
      <style:text-properties officeooo:rsid="00140c91" officeooo:paragraph-rsid="00140c91"/>
    </style:style>
    <style:style style:name="P9" style:family="paragraph" style:parent-style-name="Standard">
      <style:text-properties officeooo:rsid="001446f4" officeooo:paragraph-rsid="001446f4"/>
    </style:style>
    <style:style style:name="P10" style:family="paragraph" style:parent-style-name="Standard">
      <style:text-properties officeooo:rsid="001572e5" officeooo:paragraph-rsid="001572e5"/>
    </style:style>
    <style:style style:name="T1" style:family="text">
      <style:text-properties officeooo:rsid="001183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Ps</text:p>
      <text:p text:style-name="P1"/>
      <text:p text:style-name="P2">Son componentes especializados en manejar codigo html e incrustar codigo java por medio de tags.</text:p>
      <text:p text:style-name="P2">Permiten mostrar la info procesada por los servlets.</text:p>
      <text:p text:style-name="P2">Al crearse se crea un servlet al vuelo de manera automatica.</text:p>
      <text:p text:style-name="P2">Un JSP es un servlet del lado del servidor web.</text:p>
      <text:p text:style-name="P2"/>
      <text:p text:style-name="P2">Permiten que nos enfoquemos en escribir codigo html.</text:p>
      <text:p text:style-name="P2">Podemos usar herramientas de diseño para crear las paginas html y finalmente incrustar las etiquetas jsp.</text:p>
      <text:p text:style-name="P2">Separar el codigo de presentacion del codigo de java, lo que hace que podamos separar el equipo de desarrollo.</text:p>
      <text:p text:style-name="P2">Debido a que son similares al codigo html debemos respetar las reglas de html.</text:p>
      <text:p text:style-name="P2"/>
      <text:p text:style-name="P2"/>
      <text:p text:style-name="P3">Contienen codigo html, el codigo java se agrega a traves de etiquetas.</text:p>
      <text:p text:style-name="P4">Juegan el rol de la vista, permiten mostrar la informacion que resivan del servlet y permiten enviar informacion hacia nuestro servlet.</text:p>
      <text:p text:style-name="P4"/>
      <text:p text:style-name="P5">JSP → se traduce a un servlet → el servlet tiene su ciclo de vida propio. <text:span text:style-name="T1">Se crea el hilo y todo eso.</text:span></text:p>
      <text:p text:style-name="P4"/>
      <text:p text:style-name="P2">&lt;%-- </text:p>
      <text:p text:style-name="P2"><text:s text:c="4"/>Document <text:s text:c="2"/>: index</text:p>
      <text:p text:style-name="P2"><text:s text:c="4"/>Created on : 20 dic. 2020, 11:39:38</text:p>
      <text:p text:style-name="P2"><text:s text:c="4"/>Author <text:s text:c="4"/>: WalterAriel</text:p>
      <text:p text:style-name="P2">--%&gt;</text:p>
      <text:p text:style-name="P2"/>
      <text:p text:style-name="P6">Asi son los comentarios en JSPs</text:p>
      <text:p text:style-name="P6">las etiquetas tambien se crean usando &lt;%</text:p>
      <text:p text:style-name="P6"/>
      <text:p text:style-name="P6"/>
      <text:p text:style-name="P6">&lt;%@page contentType="text/html" pageEncoding="UTF-8"%&gt;</text:p>
      <text:p text:style-name="P6"/>
      <text:p text:style-name="P8">Esto es una directiva, es decir nos va a decir el tipo de contenido que vamos a mostrar en el navegador.</text:p>
      <text:p text:style-name="P8"/>
      <text:p text:style-name="P8">Esta es la directiva de page.</text:p>
      <text:p text:style-name="P8"/>
      <text:p text:style-name="P9">Al utilizar la directiva deja de tener sentido el uso del meta en el codigo html por eso la podemos eliminar</text:p>
      <text:p text:style-name="P9"/>
      <text:p text:style-name="P9"/>
      <text:p text:style-name="P10">Si se va a trabajar con jstl hay que agregarlo en maven</text:p>
      <text:p text:style-name="P9"/>
      <text:p text:style-name="P9"><text:s text:c="4"/>&lt;!-- https://mvnrepository.com/artifact/jstl/jstl --&gt;</text:p>
      <text:p text:style-name="P9"><text:s text:c="8"/>&lt;dependency&gt;</text:p>
      <text:p text:style-name="P9"><text:s text:c="12"/>&lt;groupId&gt;jstl&lt;/groupId&gt;</text:p>
      <text:p text:style-name="P9"><text:s text:c="12"/>&lt;artifactId&gt;jstl&lt;/artifactId&gt;</text:p>
      <text:p text:style-name="P9"><text:s text:c="12"/>&lt;version&gt;1.2&lt;/version&gt;</text:p>
      <text:p text:style-name="P9"><text:s text:c="8"/>&lt;/dependency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0T10:08:59.098000000</meta:creation-date>
    <dc:date>2020-12-20T12:05:40.811000000</dc:date>
    <meta:editing-duration>PT31M41S</meta:editing-duration>
    <meta:editing-cycles>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0" meta:word-count="259" meta:character-count="1637" meta:non-whitespace-character-count="1335"/>
  </office:meta>
</office:document-meta>
</file>